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thematical Modeling of Social Dynamics</text:p>
      <text:p text:style-name="P4">Final Assignment – Dynamics of the Israeli-Palestinian Separation Barrier</text:p>
      <text:p text:style-name="P1">Avner Pele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eferences:</text:p>
      <text:p text:style-name="P2"/>
      <text:p text:style-name="P5">Settlement Statistics : <text:a xlink:type="simple" xlink:href="http://peacenow.org.il/node/297" text:style-name="Internet_20_link" text:visited-style-name="Visited_20_Internet_20_Link">http://peacenow.org.il/node/297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Helvetica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Helvetic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vner Peled</meta:initial-creator>
    <meta:creation-date>2016-01-18T23:05:48</meta:creation-date>
    <dc:date>2016-01-18T23:07:19</dc:date>
    <dc:creator>Avner Peled</dc:creator>
    <meta:editing-duration>PT1M31S</meta:editing-duration>
    <meta:editing-cycles>2</meta:editing-cycles>
    <meta:generator>OpenOffice/4.1.0$Unix OpenOffice.org_project/410m18$Build-9764</meta:generator>
    <meta:document-statistic meta:table-count="0" meta:image-count="0" meta:object-count="0" meta:page-count="1" meta:paragraph-count="5" meta:word-count="21" meta:character-count="190"/>
  </office:meta>
</office:document-meta>
</file>